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2C77CF5F11FE140017F.jpg" manifest:media-type="image/jpeg"/>
  <manifest:file-entry manifest:full-path="Pictures/100000000000012F00000067B7C710646222CBE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77c57"/>
    </style:style>
    <style:style style:name="P3" style:family="paragraph" style:parent-style-name="Standard">
      <style:paragraph-properties fo:text-align="center" style:justify-single-word="false"/>
      <style:text-properties fo:language="vi" fo:country="VN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0pt" fo:language="vi" fo:country="VN" fo:font-weight="bold" style:font-size-asian="8.75pt" style:font-weight-asian="bold" style:font-size-complex="10pt" style:font-weight-complex="bold"/>
    </style:style>
    <style:style style:name="T1" style:family="text">
      <style:text-properties fo:font-size="24pt" fo:language="vi" fo:country="VN" fo:font-weight="bold" style:font-size-asian="24pt" style:font-weight-asian="bold" style:font-size-complex="2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vi" fo:country="VN" fo:font-weight="bold" style:font-size-asian="28pt" style:font-weight-asian="bold" style:font-size-complex="28pt" style:font-weight-complex="bold"/>
    </style:style>
    <style:style style:name="T4" style:family="text">
      <style:text-properties fo:font-size="23pt" style:font-size-asian="23pt" style:font-size-complex="23pt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<text:span text:style-name="T1">GIÁO XỨ ĐỒNG TIẾN</text:span></text:p>
      <text:p text:style-name="P3"><draw:frame draw:style-name="fr2" draw:name="Picture 4" text:anchor-type="char" svg:x="6.519cm" svg:y="0.739cm" svg:width="3.505cm" svg:height="1.192cm" draw:z-index="1"><draw:image xlink:href="Pictures/100000000000012F00000067B7C710646222CBE0.jpg" xlink:type="simple" xlink:show="embed" xlink:actuate="onLoad" loext:mime-type="image/jpeg"/></draw:frame></text:p>
      <text:p text:style-name="P3"/>
      <text:p text:style-name="P1"><text:span text:style-name="T2">EXSULTET</text:span></text:p>
      <text:p text:style-name="P1"><text:span text:style-name="T3">MỪNG VUI LÊN</text:span></text:p>
      <text:p text:style-name="P3"/>
      <text:p text:style-name="P3"><draw:frame draw:style-name="fr1" draw:name="Picture 3" text:anchor-type="char" svg:x="5.948cm" svg:y="1.369cm" svg:width="4.625cm" svg:height="8.211cm" draw:z-index="0"><draw:image xlink:href="Pictures/1000000000000190000002C77CF5F11FE140017F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2"><text:span text:style-name="T1">CA ĐOÀN HIỂN LINH</text:span></text:p>
      <text:p text:style-name="P1"><text:span text:style-name="T4">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0.3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nh, Tu</meta:initial-creator>
    <meta:editing-cycles>3</meta:editing-cycles>
    <meta:print-date>2021-04-03T08:54:00</meta:print-date>
    <meta:creation-date>2021-04-03T08:46:00</meta:creation-date>
    <dc:date>2021-07-17T08:33:47.722783157</dc:date>
    <meta:editing-duration>PT26M38S</meta:editing-duration>
    <meta:generator>LibreOffice/6.4.7.2$Linux_X86_64 LibreOffice_project/40$Build-2</meta:generator>
    <meta:document-statistic meta:table-count="0" meta:image-count="2" meta:object-count="0" meta:page-count="1" meta:paragraph-count="5" meta:word-count="13" meta:character-count="58" meta:non-whitespace-character-count="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